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 Condensed" svg:font-family="'Ubuntu Condensed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548cm"/>
    </style:style>
    <style:style style:name="co3" style:family="table-column">
      <style:table-column-properties fo:break-before="auto" style:column-width="10.5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2.738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2.29cm" fo:break-before="auto" style:use-optimal-row-height="true"/>
    </style:style>
    <style:style style:name="ro7" style:family="table-row">
      <style:table-row-properties style:row-height="4.08cm" fo:break-before="auto" style:use-optimal-row-height="true"/>
    </style:style>
    <style:style style:name="ro8" style:family="table-row">
      <style:table-row-properties style:row-height="4.9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 style:vertical-align="top"/>
      <style:text-properties style:font-name="Ubuntu Condensed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wrap-option="wrap" style:vertical-align="top"/>
      <style:text-properties style:font-name="Ubuntu Condensed"/>
    </style:style>
    <style:style style:name="ce3" style:family="table-cell" style:parent-style-name="Default" style:data-style-name="N37">
      <style:text-properties style:font-name="Ubuntu Condensed"/>
    </style:style>
    <style:style style:name="ce4" style:family="table-cell" style:parent-style-name="Default" style:data-style-name="N37">
      <style:table-cell-properties fo:wrap-option="wrap" style:vertical-align="top"/>
      <style:text-properties style:font-name="Ubuntu Condensed"/>
    </style:style>
    <style:style style:name="ce5" style:family="table-cell" style:parent-style-name="Default" style:data-style-name="N37">
      <style:table-cell-properties fo:wrap-option="wrap" style:vertical-align="top"/>
      <style:text-properties style:font-name="Ubuntu Condensed"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fo:wrap-option="wrap"/>
      <style:text-properties style:font-name="Ubuntu Condense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Ubuntu Condense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wrap-option="wrap" style:vertical-align="top"/>
      <style:text-properties style:font-name="Ubuntu Condensed"/>
    </style:style>
    <style:style style:name="ce9" style:family="table-cell" style:parent-style-name="Default">
      <style:text-properties style:font-name="Ubuntu Condensed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font-name="Ubuntu Condensed"/>
    </style:style>
    <style:style style:name="T1" style:family="text">
      <style:text-properties style:font-name="Ubuntu Condensed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Ubuntu Condensed" style:text-underline-style="solid" style:text-underline-width="auto" style:text-underline-color="font-color"/>
    </style:style>
    <style:style style:name="T5" style:family="text">
      <style:text-properties fo:color="#ff3333" fo:font-weight="normal" style:font-weight-asian="normal" style:font-weight-complex="normal"/>
    </style:style>
    <style:style style:name="T6" style:family="text">
      <style:text-properties fo:color="#ff3333"/>
    </style:style>
    <style:style style:name="T7" style:family="text">
      <style:text-properties fo:color="#000000" style:font-name="Ubuntu Condensed" style:text-underline-style="solid" style:text-underline-width="auto" style:text-underline-color="font-color"/>
    </style:style>
    <style:style style:name="T8" style:family="text">
      <style:text-properties fo:color="#000000" style:font-name="Ubuntu Condense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1" table:number-columns-repeated="1022" table:default-cell-style-name="ce2"/>
        <table:table-row table:style-name="ro2">
          <table:table-cell table:style-name="ce1" office:value-type="string">
            <text:p>Minor changes</text:p>
          </table:table-cell>
          <table:table-cell table:number-columns-repeated="1023"/>
        </table:table-row>
        <table:table-row table:style-name="ro3">
          <table:table-cell office:value-type="string">
            <text:p>1.1 Issues on</text:p>
            <text:p><text:a xlink:href="https://www.rankexperts.com/blog/">https://www.rankexperts.com/blog/</text:a></text:p>
            <text:p><text:span text:style-name="T1"><text:a xlink:href="https://www.rankexperts.com/features/">https://www.rankexperts.com/features/</text:a></text:span></text:p>
            <text:p><text:span text:style-name="T1"><text:a xlink:href="https://www.rankexperts.com/details/about-us-php/">https://www.rankexperts.com/details/about-us-php/</text:a></text:span></text:p>
          </table:table-cell>
          <table:table-cell office:value-type="string">
            <text:p>1. The main menu is covering the topics.</text:p>
            <text:p>2. When click on logo it does not go back to home page.</text:p>
            <text:p><text:span text:style-name="T2">3. When I click on details and ALL inner pages are pointing to blog folder.</text:span></text:p>
            <text:p><text:span text:style-name="T2">4. When click sign up it direct blog / sign up which page is not working.</text:span></text:p>
            <text:p><text:span text:style-name="T2">5. Creating some new pages such case studies and placing them on the </text:span><text:span text:style-name="T2">menu.</text:span></text:p>
            <text:p><text:span text:style-name="T2">6. Change links to pages and fix links in the right menu.</text:span></text:p>
          </table:table-cell>
          <table:table-cell table:style-name="ce8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4">
          <table:table-cell office:value-type="string">
            <text:p>2. Signup changes</text:p>
          </table:table-cell>
          <table:table-cell office:value-type="string">
            <text:p>Change text on the right side.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5">
          <table:table-cell table:style-name="ce3" office:value-type="string">
            <text:p>3. `After signup` changes</text:p>
          </table:table-cell>
          <table:table-cell table:style-name="ce6" office:value-type="string">
            <text:p>Add video and upload documentation.</text:p>
            <text:p><text:span text:style-name="T3">Минимальная оценка</text:span> – ссылки на видео и на документацию.</text:p>
            <text:p><text:span text:style-name="T3">Максимальная оценка</text:span> – ссылка на документацию и встраивание видео на сайт (прямо на страницу или в модальном окне).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4. Social buttons in footer</text:p>
          </table:table-cell>
          <table:table-cell office:value-type="string">
            <text:p>I would like to implement some social media buttons as we do have social media accounts.</text:p>
            <text:p><text:span text:style-name="T4">Минимальная оценка</text:span><text:span text:style-name="T1"> – tweeter, facebook, google plus, youtube – ссылки </text:span><text:span text:style-name="T1">на страницы `rankexpress`.</text:span></text:p>
            <text:p><text:span text:style-name="T4">Максимальная оценка</text:span><text:span text:style-name="T1"> – твит, публикация на стене, шаринг, подпись на </text:span><text:span text:style-name="T1">канал.</text:span>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Major changes</text:p>
          </table:table-cell>
          <table:table-cell table:number-columns-repeated="1023"/>
        </table:table-row>
        <table:table-row table:style-name="ro6">
          <table:table-cell office:value-type="string">
            <text:p>1. Coupon code or promo code</text:p>
          </table:table-cell>
          <table:table-cell table:style-name="ce7" office:value-type="string">
            <text:p>I need to implement a coupon code or promo code upon check out so discount should apply accordingly.</text:p>
            <text:p>Нужен дизайн (поле ввода кода) и формулы расчета стоимости планов:</text:p>
            <text:p>Если план такой-то, то такой-то купон (если их несколько видов), дает скидку на столько-то процентов/у.е.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7">
          <table:table-cell office:value-type="string">
            <text:p>2. New dashboard feature</text:p>
          </table:table-cell>
          <table:table-cell office:value-type="string">
            <text:p>I need to be able to upload files for users under orders section so we can attach report for users to view with proper status reported.</text:p>
            <text:p><text:span text:style-name="T5">Нужно более подробное описание и тестовые логин/пароль для того что </text:span><text:span text:style-name="T5">бы посмотреть dashboard</text:span>.</text:p>
            <text:p><text:span text:style-name="T4">Минимальная оценка</text:span><text:span text:style-name="T1"> – возможность добавить файл при отправке </text:span><text:span text:style-name="T1">формы.</text:span></text:p>
            <text:p><text:span text:style-name="T4">Максимальная оценка</text:span><text:span text:style-name="T1"> – менеджер файлов, который позволяет </text:span><text:span text:style-name="T1">загружать файлы, а потом добавлять ссылки на них там где нужно, </text:span><text:span text:style-name="T1">выбрав из списка.</text:span>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8">
          <table:table-cell office:value-type="string">
            <text:p>3. Semrush &amp; ahrefs integration</text:p>
          </table:table-cell>
          <table:table-cell office:value-type="string">
            <text:p>Under SEO tools, we want to pull data either from semrush, ahrefs, then making onsite recommendations, keywords suggestions, competitors analysis etc...</text:p>
            <text:p><text:span text:style-name="T6">Нужны макеты и воркфлоу, для того что бы понять что именно нужно </text:span><text:span text:style-name="T6">делать.</text:span></text:p>
            <text:p><text:span text:style-name="T6">Нужны будут аккаунты для Semrush API и ahrefs API. При беглом </text:span><text:span text:style-name="T6">изучении стало понятно что некторые фичи Semrush API платные, </text:span><text:span text:style-name="T6">значит нужны оплаченные аккаунты для доступа к API.</text:span></text:p>
            <text:p><text:span text:style-name="T7">Минимальная оценка</text:span><text:span text:style-name="T8"> – изучение и интеграция апи на сайт, какие-то </text:span><text:span text:style-name="T8">запросы и какой-то вывод на экран данных из ответов.</text:span></text:p>
            <text:p><text:span text:style-name="T7">Максимальная оценка</text:span><text:span text:style-name="T8"> – невозможно определить.</text:span></text:p>
          </table:table-cell>
          <table:table-cell office:value-type="float" office:value="16">
            <text:p>16</text:p>
          </table:table-cell>
          <table:table-cell table:style-name="ce10" office:value-type="string">
            <text:p>??</text:p>
          </table:table-cell>
          <table:table-cell table:number-columns-repeated="1020"/>
        </table:table-row>
        <table:table-row table:style-name="ro8" table:number-rows-repeated="104856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 Condensed" svg:font-family="'Ubuntu Condensed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.07.2014</text:date>, <text:time>10:1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00H05M22S</meta:editing-duration>
    <meta:editing-cycles>2</meta:editing-cycles>
    <meta:generator>OpenOffice/4.0.1$Win32 OpenOffice.org_project/401m5$Build-9714</meta:generator>
    <dc:date>2014-07-07T10:15:50.66</dc:date>
    <dc:creator>Alexander Mitsura</dc:creator>
    <meta:document-statistic meta:table-count="3" meta:cell-count="3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